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background-color="#ffff00" fo:padding="0.097cm" fo:border="0.05pt solid #000000">
        <style:background-image/>
      </style:table-cell-properties>
    </style:style>
    <style:style style:name="P1" style:family="paragraph" style:parent-style-name="Table_20_Contents">
      <style:text-properties officeooo:rsid="002272d9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fo:min-height="5.821cm" fo:min-width="5.821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<draw:custom-shape text:anchor-type="paragraph" draw:z-index="0" draw:name="Shape1" draw:style-name="gr1" draw:text-style-name="P2" svg:width="5.822cm" svg:height="5.822cm" svg:x="1.984cm" svg:y="-0.437cm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iberation San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Liberation Sans" style:font-family-asian="'Liberation San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8-04-05T15:24:40.573297083</meta:creation-date>
    <dc:date>2018-04-05T15:32:52.474079691</dc:date>
    <dc:creator>Miklos Vajna</dc:creator>
    <meta:editing-duration>PT3M2S</meta:editing-duration>
    <meta:editing-cycles>6</meta:editing-cycles>
    <meta:generator>LibreOfficeDev/6.1.0.0.alpha0$Linux_X86_64 LibreOffice_project/87f74397f3c4cd56fca5a557a6f787b49e9c1ca7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